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background-color="#ffffff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background-color="#ffffff"/>
    </style:style>
    <style:style style:name="P6" style:family="paragraph" style:parent-style-name="Standard">
      <style:text-properties fo:background-color="#ffffff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00967" officeooo:paragraph-rsid="00100967" fo:background-color="#ffffff"/>
    </style:style>
    <style:style style:name="P9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d7ba7d" loext:opacity="100%"/>
    </style:style>
    <style:style style:name="T9" style:family="text">
      <style:text-properties fo:color="#569cd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(Step 0)</text:p>
      <text:p text:style-name="P7">Prima di iniziare è bene creare un ambiente virtuale nel quale</text:p>
      <text:p text:style-name="P7">scaricare "pycryptodome" con "pip". Una volta scaricato, nel</text:p>
      <text:p text:style-name="P7">proprio file vanno importate i seguenti moduli, in quanto ci</text:p>
      <text:p text:style-name="P7">torneranno utili dopo:</text:p>
      <text:p text:style-name="P7">"""</text:p>
      <text:p text:style-name="P4"/>
      <text:p text:style-name="P1"><text:span text:style-name="T1">from</text:span> <text:span text:style-name="T2">Crypto</text:span>.<text:span text:style-name="T2">PublicKey</text:span> <text:span text:style-name="T1">import</text:span> <text:span text:style-name="T2">RSA</text:span></text:p>
      <text:p text:style-name="P1"><text:span text:style-name="T1">from</text:span> <text:span text:style-name="T2">Crypto</text:span>.<text:span text:style-name="T2">Cipher</text:span> <text:span text:style-name="T1">import</text:span> <text:span text:style-name="T2">PKCS1_OAEP</text:span></text:p>
      <text:p text:style-name="P1"><text:span text:style-name="T1">import</text:span> <text:span text:style-name="T2">base64</text:span></text:p>
      <text:p text:style-name="P4"/>
      <text:p text:style-name="P2">"""</text:p>
      <text:p text:style-name="P2">(Step 1)</text:p>
      <text:p text:style-name="P4"/>
      <text:p text:style-name="P2">Per generare le chiavi è necessario eseguire il seguente codice:</text:p>
      <text:p text:style-name="P2">"""</text:p>
      <text:p text:style-name="P4"/>
      <text:p text:style-name="P1"><text:span text:style-name="T3">key_pair</text:span> <text:span text:style-name="T4">=</text:span> <text:span text:style-name="T2">RSA</text:span>.<text:span text:style-name="T5">generate</text:span>(<text:span text:style-name="T6">2048</text:span>)</text:p>
      <text:p text:style-name="P1"><text:span text:style-name="T5">print</text:span>(<text:span text:style-name="T3">key_pair</text:span>.<text:span text:style-name="T5">export_key</text:span>())</text:p>
      <text:p text:style-name="P1"><text:span text:style-name="T3">public_key</text:span> <text:span text:style-name="T4">=</text:span> <text:span text:style-name="T3">key_pair</text:span>.<text:span text:style-name="T3">publickey</text:span>()</text:p>
      <text:p text:style-name="P1"><text:span text:style-name="T5">print</text:span>(<text:span text:style-name="T3">public_key</text:span>.<text:span text:style-name="T5">export_key</text:span>())</text:p>
      <text:p text:style-name="P1"><text:span text:style-name="T5">exit</text:span>(<text:span text:style-name="T6">0</text:span>)</text:p>
      <text:p text:style-name="P4"/>
      <text:p text:style-name="P7">"""</text:p>
      <text:p text:style-name="P7">Dopo avere eseguito il codice sopracitato, le chiavi stampate nel</text:p>
      <text:p text:style-name="P7">terminale vanno copiate ed inserite in delle variabili, una per la</text:p>
      <text:p text:style-name="P7">chiave pubblica ed una per la chiave privata:</text:p>
      <text:p text:style-name="P7">"""</text:p>
      <text:p text:style-name="P9"/>
      <text:p text:style-name="P1"><text:span text:style-name="T3">sPubGio</text:span> <text:span text:style-name="T4">=</text:span> <text:span text:style-name="T7">'-----BEGIN PUBLIC KEY-----</text:span><text:span text:style-name="T8">\n</text:span><text:span text:style-name="T7">MIIBIjANBgkqhkiG9w0BAQEFAAOCAQ8AMIIBCgKCAQEA+5DK4EtTk8w6N9zOkh4R</text:span><text:span text:style-name="T8">\n</text:span><text:span text:style-name="T7">cM21b2VCc3p6hQ3G1m8aFNssI3v5w6BbtBTj7HWcXGkA0Zxd/1Xxoeux4M/255WR</text:span><text:span text:style-name="T8">\n</text:span><text:span text:style-name="T7">YuGsxDmDmyWdJbZbleweMe69trW/NUZym5eIZo5GS6N/FmLDUO3SfZRCucZ9XzGL</text:span><text:span text:style-name="T8">\n</text:span><text:span text:style-name="T7">KWUtHNtUvGhsavxoLCKa20Z49AzUG/WaA3u0R/nT2KThhRNlVTrOs96ETU38OV8r</text:span><text:span text:style-name="T8">\n</text:span><text:span text:style-name="T7">mC+cVn4FCZCfD6nyXCY+65wNHp4MNW3Y/al5NdiYWt6Qt8dy9upzjOlDUJXGVRhl</text:span><text:span text:style-name="T8">\n</text:span><text:span text:style-name="T7">qkez/H67/u/AUclGWlCFz1xaymwQJbFUi1pDmyUI88qsSxXFjms+7nxrP9PcEtLL</text:span><text:span text:style-name="T8">\n</text:span><text:span text:style-name="T7">5wIDAQAB</text:span><text:span text:style-name="T8">\n</text:span><text:span text:style-name="T7">-----END PUBLIC KEY-----'</text:span></text:p>
      <text:p text:style-name="P1"><text:span text:style-name="T3">sPrivGio</text:span> <text:span text:style-name="T4">=</text:span> <text:span text:style-name="T7">'-----BEGIN RSA PRIVATE KEY-----</text:span><text:span text:style-name="T8">\n</text:span><text:span text:style-name="T7">MIIEpAIBAAKCAQEA+5DK4EtTk8w6N9zOkh4RcM21b2VCc3p6hQ3G1m8aFNssI3v5</text:span><text:span text:style-name="T8">\n</text:span><text:span text:style-name="T7">w6BbtBTj7HWcXGkA0Zxd/1Xxoeux4M/255WRYuGsxDmDmyWdJbZbleweMe69trW/</text:span><text:span text:style-name="T8">\n</text:span><text:span text:style-name="T7">NUZym5eIZo5GS6N/FmLDUO3SfZRCucZ9XzGLKWUtHNtUvGhsavxoLCKa20Z49AzU</text:span><text:span text:style-name="T8">\n</text:span><text:span text:style-name="T7">G/WaA3u0R/nT2KThhRNlVTrOs96ETU38OV8rmC+cVn4FCZCfD6nyXCY+65wNHp4M</text:span><text:span text:style-name="T8">\n</text:span><text:span text:style-name="T7">NW3Y/al5NdiYWt6Qt8dy9upzjOlDUJXGVRhlqkez/H67/u/AUclGWlCFz1xaymwQ</text:span><text:span text:style-name="T8">\n</text:span><text:span text:style-name="T7">JbFUi1pDmyUI88qsSxXFjms+7nxrP9PcEtLL5wIDAQABAoIBAAbsTvrYYHZAdcSf</text:span><text:span text:style-name="T8">\n</text:span><text:span text:style-name="T7">kKoUYYa5FZ4gw/++Q7j9v33qPkiy4gj3zkaRr8RicqN6neJneTZ8xc7YNE2Sz3L1</text:span><text:span text:style-name="T8">\n</text:span><text:span text:style-name="T7">NjK1mGBCnNLCFawSGm1hdPJ6BRC2B0+zWA3ztECUT+M8y1lz7SWMX7hdLGCWR12C</text:span><text:span text:style-name="T8">\n</text:span><text:span text:style-name="T7">xWS7dVoVBHUoa+yGESnC4my5v4kFBcamw/UGQdUjiLJ2ObSEeRUfWWhfI7EpOjVR</text:span><text:span text:style-name="T8">\n</text:span><text:span text:style-name="T7">jxNFUCChcFr3AA4REd9lJw2ntj+nM2W9sVBxBfN8VM4mJfazbStRfcg90mUQMwLK</text:span><text:span text:style-name="T8">\n</text:span><text:span text:style-name="T7">4z+oVDR6/q72I4sapSyVtxUvjfXsjWwwJLPleJkxFdOiP2OvNtaADhRlfZzuHBEc</text:span><text:span text:style-name="T8">\n</text:span><text:span text:style-name="T7">bMfjPgUCgYEA/ZxJEl2K4l6XaaNVgouKDqMzpfVJIjI6O5X6zJ5rGNVvqFuzTTEz</text:span><text:span text:style-name="T8">\n</text:span><text:span text:style-name="T7">UnXYa4Qw0ogc4nVCYfDm5PlV1rDRVRZOByKGlopJcO06F8eOC36pZaTNWS2iO2lJ</text:span><text:span text:style-name="T8">\</text:span><text:soft-page-break/><text:span text:style-name="T8">n</text:span><text:span text:style-name="T7">vOMNQtf/P7DlbSjm6NLdyNG8pEiQef63oeBPFMS9lEc8in+z7WmndvUCgYEA/e+T</text:span><text:span text:style-name="T8">\n</text:span><text:span text:style-name="T7">IHxmkRmsQQN9oEihVgmxRM+UKLSAITN6rUCBFsJrFfMkY4Xx7LV4rI5WAs3o8Amh</text:span><text:span text:style-name="T8">\n</text:span><text:span text:style-name="T7">PZ7pWW6Pw+faRKM+TTJIKufxnOg9lIGzsKC97WqENQwYdHac/lQJwFSxB6yASm/E</text:span><text:span text:style-name="T8">\n</text:span><text:span text:style-name="T7">JZkmP58852Wnvo4dZi8I1vicxNjZDFVAG6TslesCgYEA04AF1IIcdCKMxXWIt4El</text:span><text:span text:style-name="T8">\n</text:span><text:span text:style-name="T7">loV2aj4ASrt2owC2EvU+vYwqPU6UXpjcgzVyUmAA02LeK+G8ha+A744cjxoQyZP7</text:span><text:span text:style-name="T8">\n</text:span><text:span text:style-name="T7">aKnbcipLixjb7L7ocB+mp/TjqC6NcFyjORplkcxOu1AMVZfZ0msguPxpBNzbWFIb</text:span><text:span text:style-name="T8">\n</text:span><text:span text:style-name="T7">1K0bZmeY7tLl418Sr7kABw0CgYEA4mryUX36ahhtCY8WPYtlJ3T+9a7smRrQQEpJ</text:span><text:span text:style-name="T8">\n</text:span><text:span text:style-name="T7">cR9ZurRhjTG92Wt+GaR5U8qaEGgO8bB0b6A4yoAVegVKDfdMPsK9rFwhh9lfxwGa</text:span><text:span text:style-name="T8">\n</text:span><text:span text:style-name="T7">+btpfb6C4VXGnFmChBbklvQs4P3Dahub1jZm70WJpX1zgynuNsVraVpFVhNP/Hoq</text:span><text:span text:style-name="T8">\n</text:span><text:span text:style-name="T7">7jswpD8CgYBicu19FuhsbUmTokypgYs/dJemhy2p4cd4EaykGhPIrBnAvD59lH+K</text:span><text:span text:style-name="T8">\n</text:span><text:span text:style-name="T7">Rm4mbgM428NeyW5FgxUT6Ypraqp42wCxP/IiYjMGN3NH8NO44JlElbDtv6onuGCc</text:span><text:span text:style-name="T8">\n</text:span><text:span text:style-name="T7">pnJXUxh2wKx7F6r7soBkNO82RXSGXI6Tnl1PvNB41RSH8AGRS1A3nw==</text:span><text:span text:style-name="T8">\n</text:span><text:span text:style-name="T7">-----END RSA PRIVATE KEY-----'</text:span></text:p>
      <text:p text:style-name="P4"/>
      <text:p text:style-name="P7">"""</text:p>
      <text:p text:style-name="P7">Infine le chiavi vanno trasposte in un oggetto di classe RSA derivante</text:p>
      <text:p text:style-name="P7">dal modulo importato all'inizio "Crypto.PublicKey":</text:p>
      <text:p text:style-name="P7">"""</text:p>
      <text:p text:style-name="P4"/>
      <text:p text:style-name="P1"><text:span text:style-name="T3">key_pair</text:span> <text:span text:style-name="T4">=</text:span> <text:span text:style-name="T2">RSA</text:span>.<text:span text:style-name="T5">import_key</text:span>(<text:span text:style-name="T3">sPrivGio</text:span>)</text:p>
      <text:p text:style-name="P1"><text:span text:style-name="T3">public_key</text:span> <text:span text:style-name="T4">=</text:span> <text:span text:style-name="T2">RSA</text:span>.<text:span text:style-name="T5">import_key</text:span>(<text:span text:style-name="T3">sPubGio</text:span>)</text:p>
      <text:p text:style-name="P4"/>
      <text:p text:style-name="P7">"""</text:p>
      <text:p text:style-name="P7">(Step 2)</text:p>
      <text:p text:style-name="P7">Con il proprio collega va scambiata solo la propria chiave pubblica.</text:p>
      <text:p text:style-name="P7">Il messaggio infatti viene criptato utilizzando solo la propria chiave</text:p>
      <text:p text:style-name="P7">pubblica, dunque quando si decripta è necessario avere solo quella.</text:p>
      <text:p text:style-name="P7">"""</text:p>
      <text:p text:style-name="P9"/>
      <text:p text:style-name="P7">"""</text:p>
      <text:p text:style-name="P7">(Step 3)</text:p>
      <text:p text:style-name="P7">Per cifrare un messaggio è necessario utilizzare la seguente funzione:</text:p>
      <text:p text:style-name="P7">"""</text:p>
      <text:p text:style-name="P4"/>
      <text:p text:style-name="P3"># Function to encrypt message</text:p>
      <text:p text:style-name="P1"><text:span text:style-name="T9">def</text:span> <text:span text:style-name="T5">encrypt_message</text:span>(<text:span text:style-name="T3">message</text:span>, <text:span text:style-name="T3">pub_key</text:span>):</text:p>
      <text:p text:style-name="P1"><text:span text:style-name="T3">cipher</text:span> <text:span text:style-name="T4">=</text:span> <text:span text:style-name="T2">PKCS1_OAEP</text:span>.<text:span text:style-name="T5">new</text:span>(<text:span text:style-name="T3">pub_key</text:span>)</text:p>
      <text:p text:style-name="P1"><text:span text:style-name="T3">encrypted_message</text:span> <text:span text:style-name="T4">=</text:span> <text:span text:style-name="T3">cipher</text:span>.<text:span text:style-name="T5">encrypt</text:span>(<text:span text:style-name="T3">message</text:span>.encode(<text:span text:style-name="T7">"utf-8"</text:span>))</text:p>
      <text:p text:style-name="P1"><text:span text:style-name="T1">return</text:span> <text:span text:style-name="T2">base64</text:span>.<text:span text:style-name="T5">b64encode</text:span>(<text:span text:style-name="T3">encrypted_message</text:span>).<text:span text:style-name="T5">decode</text:span>(<text:span text:style-name="T7">"utf-8"</text:span>)</text:p>
      <text:p text:style-name="P4"/>
      <text:p text:style-name="P7">"""</text:p>
      <text:p text:style-name="P7">Questa funzione, prima la funzione 'new()' restituisce un oggetto</text:p>
      <text:p text:style-name="P7">cifrato 'cipher' creato utilizzando la chiave pubblica del nostro collega,</text:p>
      <text:p text:style-name="P7">in modo che possa decriptarla utilizzando appunto la chiave in suo possesso,</text:p>
      <text:p text:style-name="P7">poi il messaggio viene cifrato utilizzando l'oggetto 'cipher' appena cfeato e</text:p>
      <text:p text:style-name="P7">infine viene ritornato, in modo leggibile nell'encoding UTF-8.</text:p>
      <text:p text:style-name="P7"/>
      <text:p text:style-name="P9"/>
      <text:p text:style-name="P7"/>
      <text:p text:style-name="P7">(Step 4)</text:p>
      <text:p text:style-name="P7">Per decifrare un messaggio proveniente da un collega è necessario</text:p>
      <text:p text:style-name="P7"><text:soft-page-break/>utilizzare la seguente funzione:</text:p>
      <text:p text:style-name="P7">"""</text:p>
      <text:p text:style-name="P4"/>
      <text:p text:style-name="P3"># Function to decrypt message</text:p>
      <text:p text:style-name="P1"><text:span text:style-name="T9">def</text:span> <text:span text:style-name="T5">decrypt_message</text:span>(<text:span text:style-name="T3">encrypted_message</text:span>, <text:span text:style-name="T3">priv_key</text:span>):</text:p>
      <text:p text:style-name="P1"><text:span text:style-name="T3">cipher</text:span> <text:span text:style-name="T4">=</text:span> <text:span text:style-name="T2">PKCS1_OAEP</text:span>.<text:span text:style-name="T5">new</text:span>(<text:span text:style-name="T3">priv_key</text:span>)</text:p>
      <text:p text:style-name="P1"><text:span text:style-name="T3">decrypted_message</text:span> <text:span text:style-name="T4">=</text:span> <text:span text:style-name="T3">cipher</text:span>.<text:span text:style-name="T5">decrypt</text:span>(<text:span text:style-name="T2">base64</text:span>.<text:span text:style-name="T5">b64decode</text:span>(<text:span text:style-name="T3">encrypted_message</text:span>))</text:p>
      <text:p text:style-name="P1"><text:span text:style-name="T1">return</text:span> <text:span text:style-name="T3">decrypted_message</text:span>.<text:span text:style-name="T5">decode</text:span>(<text:span text:style-name="T7">"utf-8"</text:span>)</text:p>
      <text:p text:style-name="P4"/>
      <text:p text:style-name="P7">"""</text:p>
      <text:p text:style-name="P7">Questa funzione prima crea un altro oggetto 'cipher', ma questa volta</text:p>
      <text:p text:style-name="P7">utilizzando la coppia di chiavi pubbliche e private nostre, dato che il</text:p>
      <text:p text:style-name="P7">nostro collega ha encriptato il messaggio utiizzando la nostra chiave</text:p>
      <text:p text:style-name="P7">pubblica, poi si fa il processo inverso rispetto a quello fatto prima,</text:p>
      <text:p text:style-name="P7">decriptando il messaggio tramite l'appena creato 'cipher'.</text:p>
      <text:p text:style-name="P8"/>
      <text:p text:style-name="P8"/>
      <text:p text:style-name="P8"/>
      <text:p text:style-name="P7">Ecco dei codici esempio.</text:p>
      <text:p text:style-name="P7">L'esercizio è stato eseguito con Michele Badimassoud e Danila Rahautsou.</text:p>
      <text:p text:style-name="P7">"""</text:p>
      <text:p text:style-name="P4"/>
      <text:p text:style-name="P3">#Scambio messaggi con Danila</text:p>
      <text:p text:style-name="P1"><text:span text:style-name="T3">sPubDanila</text:span> <text:span text:style-name="T4">=</text:span> <text:span text:style-name="T7">"-----BEGIN PUBLIC KEY-----</text:span><text:span text:style-name="T8">\n</text:span><text:span text:style-name="T7">MIIBIjANBgkqhkiG9w0BAQEFAAOCAQ8AMIIBCgKCAQEAtPD3AuJx+It53p1IjvNp</text:span><text:span text:style-name="T8">\n</text:span><text:span text:style-name="T7">2UREYCzdrdjgYyvZ26c09siosd37kqE3XwnXvZ7xISI4hNYIdorwVs7q+xs+EKFr</text:span><text:span text:style-name="T8">\n</text:span><text:span text:style-name="T7">wPrAEj3GSKgBjkA/gesAnXaKzlf591rmrXzXq9YuKFngAO8vBZH+vuAq9fOsYBGj</text:span><text:span text:style-name="T8">\n</text:span><text:span text:style-name="T7">tbMiPQwXZBfgnshjT1zxDnqm3ER4GaDl1aMZ3+YkaI6DAZsuGTvUFyBFKWlssS+F</text:span><text:span text:style-name="T8">\n</text:span><text:span text:style-name="T7">Qa21epOh3zpT67TdAcjwLHtnUgZHTVRoLxCT5Q+fG/x44UwXfpJhAywY1hVjlOQ3</text:span><text:span text:style-name="T8">\n</text:span><text:span text:style-name="T7">mEUvLx1/GBe8aEgoWmGe0s/X23Bqafheg2MqiEVk8+qUJschAXlWOSv7OIakLqm8</text:span><text:span text:style-name="T8">\n</text:span><text:span text:style-name="T7">QwIDAQAB</text:span><text:span text:style-name="T8">\n</text:span><text:span text:style-name="T7">-----END PUBLIC KEY-----"</text:span></text:p>
      <text:p text:style-name="P1"><text:span text:style-name="T3">public_danila</text:span> <text:span text:style-name="T4">=</text:span> <text:span text:style-name="T2">RSA</text:span>.<text:span text:style-name="T5">import_key</text:span>(<text:span text:style-name="T3">sPubDanila</text:span>)</text:p>
      <text:p text:style-name="P4"/>
      <text:p text:style-name="P1"><text:span text:style-name="T3">messaggio_per_danila</text:span> <text:span text:style-name="T4">=</text:span> <text:span text:style-name="T7">"Le banane banali?"</text:span></text:p>
      <text:p text:style-name="P1"><text:span text:style-name="T3">messaggio_da_danila</text:span> <text:span text:style-name="T4">=</text:span> <text:span text:style-name="T7">'YJdyAOD7WJQG8uGQnwJpEeuk2LDiUXhnG9LG6co/pqLsSDWSUZ6IrduSPHlJKUQKUhR30rj+Pkj4n/IEWbWq9VVr8edy83DuFhs4kvJccDaMieuLAWO+Spqc/EFYBmdsDLJppxiIp5TZUHReca0LoRyJSZEImOJ8LGIiCgeuUzgKoTg0ZmbaVAmyLoIi3KKQWTRItPHm0zK8VVPqfeP/yghBkU//6mQaj8WgdXu/EOpFKX+nSzJ4DAOpBGFIzOy/s++XCLUhBIMjoCKfwWfoC3bhHqKzbYUkXFCS6Jb2w0i2eITsCPNHcRa9RVJqwFbSCxh8pXAOGNAMhxIYbVFgDA=='</text:span></text:p>
      <text:p text:style-name="P4"/>
      <text:p text:style-name="P1"><text:span text:style-name="T5">print</text:span>(<text:span text:style-name="T5">encrypt_message</text:span>(<text:span text:style-name="T3">messaggio_per_danila</text:span>, <text:span text:style-name="T3">public_danila</text:span>))</text:p>
      <text:p text:style-name="P1"><text:span text:style-name="T5">print</text:span>(<text:span text:style-name="T5">decrypt_message</text:span>(<text:span text:style-name="T3">messaggio_da_danila</text:span>, <text:span text:style-name="T3">key_pair</text:span>))</text:p>
      <text:p text:style-name="P5"/>
      <text:p text:style-name="P3">#Scambio messaggi con Michele</text:p>
      <text:p text:style-name="P1"><text:span text:style-name="T3">sPubMichele</text:span> <text:span text:style-name="T4">=</text:span> <text:span text:style-name="T7">'-----BEGIN PUBLIC KEY-----</text:span><text:span text:style-name="T8">\n</text:span><text:span text:style-name="T7">MIIBIjANBgkqhkiG9w0BAQEFAAOCAQ8AMIIBCgKCAQEAydm2ZlX4IYe9Saq8wSr5</text:span><text:span text:style-name="T8">\n</text:span><text:span text:style-name="T7">cA5XBiwwQRJP9c3bV1DVEdRMnozVvtn9t6NloQv4wBou6nY08M2gkKzsfjzhDfbt</text:span><text:span text:style-name="T8">\n</text:span><text:span text:style-name="T7">oR+MtsSJpl1tsd/S8p/isSGVjuiYOqllkDrvOu/YcwHHyCjd5vTmYM6mL+CPXzWE</text:span><text:span text:style-name="T8">\</text:span><text:soft-page-break/><text:span text:style-name="T8">n</text:span><text:span text:style-name="T7">UV3QYb3yB6jwfbzU6YArJipwNJl6+Denqf72Il22le+xzghgs7+OIByvMZbI2R2i</text:span><text:span text:style-name="T8">\n</text:span><text:span text:style-name="T7">u+82Elx+SLpS4GFigpiu4bsvPNI0vWmtb8jvy9Dc0N1qUf/y5to7VbsEbSrdS2z2</text:span><text:span text:style-name="T8">\n</text:span><text:span text:style-name="T7">YlvPjKQc0ym8hGCNiHHTnGXegAr/k7Ti/cGMVsSiFRc6HMwawLFkRjTA4rebcntp</text:span><text:span text:style-name="T8">\n</text:span><text:span text:style-name="T7">qQIDAQAB</text:span><text:span text:style-name="T8">\n</text:span><text:span text:style-name="T7">-----END PUBLIC KEY-----'</text:span></text:p>
      <text:p text:style-name="P1"><text:span text:style-name="T3">public_michele</text:span> <text:span text:style-name="T4">=</text:span> <text:span text:style-name="T2">RSA</text:span>.<text:span text:style-name="T5">import_key</text:span>(<text:span text:style-name="T3">sPubMichele</text:span>)</text:p>
      <text:p text:style-name="P4"/>
      <text:p text:style-name="P1"><text:span text:style-name="T3">messaggio_per_michele</text:span> <text:span text:style-name="T4">=</text:span> <text:span text:style-name="T7">"Badasium a rapporto: hanno distrutto l'Albania"</text:span></text:p>
      <text:p text:style-name="P1"><text:span text:style-name="T3">messaggio_da_michele</text:span> <text:span text:style-name="T4">=</text:span> <text:span text:style-name="T7">'hfYk2OUTHWtcyoQasxsnX3eojhBUf4okqlkL/J37bto4l8xy8aHlIf6iPiA9lojZmTZxmJ54V3Enu0pb13MYnLhnwwVtRulzkgHp2qoJrzXHOx4nVv4v+NXUIDZfRNGRpa/dAoEZEXfc8mqwxTwjWvr3Ya4cZ+3mAu88ERxj/VPmSaG4IqCEa1ql+5/LH0fVCop65f9K7aZoZ0RCDz3usizbz/cTl/yhTFK9X4J+/Ld8GC2DQ42XOWjopYFU9xmAOMQiSlIA98k7fEcFdjgsM+gCJFukrYPWoorIHZo9LKNAzZSAX2OVULxcaRmpP9sNkaxhQQWI1nxr9dJhJ1bKCA=='</text:span></text:p>
      <text:p text:style-name="P4"/>
      <text:p text:style-name="P1"><text:span text:style-name="T5">print</text:span>(<text:span text:style-name="T5">encrypt_message</text:span>(<text:span text:style-name="T3">messaggio_per_michele</text:span>, <text:span text:style-name="T3">public_michele</text:span>))</text:p>
      <text:p text:style-name="P1"><text:span text:style-name="T5">print</text:span>(<text:span text:style-name="T5">decrypt_message</text:span>(<text:span text:style-name="T3">messaggio_da_michele</text:span>, <text:span text:style-name="T3">key_pair</text:span>))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19:08.593946305</meta:creation-date>
    <dc:date>2024-10-01T19:21:39.806778687</dc:date>
    <meta:editing-duration>PT2M31S</meta:editing-duration>
    <meta:editing-cycles>1</meta:editing-cycles>
    <meta:document-statistic meta:table-count="0" meta:image-count="0" meta:object-count="0" meta:page-count="4" meta:paragraph-count="84" meta:word-count="428" meta:character-count="6881" meta:non-whitespace-character-count="6553"/>
    <meta:generator>LibreOffice/7.3.7.2$Linux_X86_64 LibreOffice_project/30$Build-2</meta:generator>
  </office:meta>
</office:document-meta>
</file>